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ExceptionHandlerMethodResolverTests.resolveMethodFrom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ExceptionHandlerMethodResolverTests.ambiguousExcep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Excepti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mbiguous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notationExceptionHandlerMethodResolverTests.noExcep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ExceptionHandlerMethodResolverTests.resolveMethodFr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heritedController.handle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mbiguousController.handle1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Controller.handleIllegalArgumentException( IllegalArgument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eptionController.handle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eptionController.handleSock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mbiguousController.handle2( IllegalArgumen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Controller.handleAssertionError( AssertionError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ExceptionHandlerMethodResolverTests.resolveMethodBe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ExceptionHandlerMethodResolverTests.resolveMethod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ExceptionHandlerMethodResolverTests.resolveMethodException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ExceptionHandlerMethodResolverTests.resolveMethod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notationExceptionHandlerMethodResolverTests.resolveMethodFromArgumentWithErr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ExceptionHandlerMethodResolverTests.resolveMethodAgains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